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6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596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3" style:family="graphic" style:parent-style-name="standard">
      <style:graphic-properties draw:textarea-horizontal-align="justify" draw:textarea-vertical-align="middle" draw:auto-grow-height="false" fo:min-height="2.574cm" fo:min-width="9.144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gr15" style:family="graphic" style:parent-style-name="standard">
      <style:graphic-properties draw:stroke="dash" draw:stroke-dash="Fine_20_Dashed" svg:stroke-color="#3465a4" draw:marker-start="" draw:marker-start-width="0.3cm" draw:marker-end="" draw:marker-end-width="0.3cm" draw:textarea-vertical-align="middle"/>
    </style:style>
    <style:style style:name="gr16" style:family="graphic" style:parent-style-name="standard">
      <style:graphic-properties draw:stroke="none" draw:fill="none" fo:min-height="2.829cm"/>
    </style:style>
    <style:style style:name="gr17" style:family="graphic" style:parent-style-name="standard">
      <style:graphic-properties draw:textarea-horizontal-align="justify" draw:textarea-vertical-align="middle" draw:auto-grow-height="false" fo:min-height="2.485cm" fo:min-width="5.85cm" fo:wrap-option="no-wrap"/>
    </style:style>
    <style:style style:name="gr18" style:family="graphic" style:parent-style-name="standard">
      <style:graphic-properties draw:stroke="dash" draw:stroke-dash="Fine_20_Dashed" svg:stroke-width="0.203cm" svg:stroke-color="#a600a8" draw:marker-start-width="0.812cm" draw:marker-end-width="0.812cm" draw:fill="none" draw:textarea-horizontal-align="justify" draw:textarea-vertical-align="middle" draw:auto-grow-height="false" fo:min-height="5.908cm" fo:min-width="3.626cm" fo:padding-top="0.226cm" fo:padding-bottom="0.226cm" fo:padding-left="0.351cm" fo:padding-right="0.351cm"/>
    </style:style>
    <style:style style:name="gr19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width="0.152cm" svg:stroke-color="#000080" draw:marker-start-width="0.66cm" draw:marker-end-width="0.66cm" draw:fill="none" draw:textarea-horizontal-align="justify" draw:textarea-vertical-align="middle" draw:auto-grow-height="false" fo:min-height="5.908cm" fo:min-width="3.626cm" fo:padding-top="0.201cm" fo:padding-bottom="0.201cm" fo:padding-left="0.326cm" fo:padding-right="0.326cm"/>
    </style:style>
    <style:style style:name="gr22" style:family="graphic" style:parent-style-name="standard">
      <style:graphic-properties draw:stroke="dash" draw:stroke-dash="Ultrafine_20_2_20_Dots_20_3_20_Dashes" svg:stroke-width="0.152cm" svg:stroke-color="#00803f" draw:marker-start-width="0.66cm" draw:marker-end-width="0.66cm" draw:fill="none" draw:textarea-horizontal-align="justify" draw:textarea-vertical-align="middle" draw:auto-grow-height="false" fo:min-height="5.908cm" fo:min-width="3.626cm" fo:padding-top="0.201cm" fo:padding-bottom="0.201cm" fo:padding-left="0.326cm" fo:padding-right="0.3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2.516cm"/>
    </style:style>
    <style:style style:name="pr6" style:family="presentation" style:parent-style-name="Default-outline1">
      <style:graphic-properties draw:stroke="solid" svg:stroke-color="#ff0000" draw:fill="solid" draw:fill-color="#ffffff" fo:min-height="2.51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0000" fo:font-size="96pt" style:font-size-asian="18pt" style:font-size-complex="18pt"/>
    </style:style>
    <style:style style:name="P6" style:family="paragraph">
      <loext:graphic-properties draw:fill="none" draw:fill-color="#ffffff"/>
      <style:text-properties fo:font-size="66pt" style:font-size-asian="18pt" style:font-size-complex="18pt"/>
    </style:style>
    <style:style style:name="P7" style:family="paragraph">
      <loext:graphic-properties draw:fill="none" draw:fill-color="#ffffff"/>
      <style:text-properties fo:font-size="54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0000" fo:font-size="44pt" style:font-size-asian="18pt" style:font-size-complex="18pt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0000ff" fo:font-size="44pt" style:font-size-asian="18pt" style:font-size-complex="18pt"/>
    </style:style>
    <style:style style:name="P11" style:family="paragraph">
      <loext:graphic-properties draw:fill="none" draw:fill-color="#ffffff"/>
      <style:text-properties fo:color="#0000ff" fo:font-size="44pt" style:font-size-asian="18pt" style:font-size-complex="18pt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0000ff" fo:font-size="36pt" style:font-size-asian="18pt" style:font-size-complex="18pt"/>
    </style:style>
    <style:style style:name="P14" style:family="paragraph">
      <loext:graphic-properties draw:fill="none" draw:fill-color="#ffffff"/>
      <style:paragraph-properties fo:text-align="end" style:writing-mode="lr-tb"/>
      <style:text-properties fo:color="#0000ff" fo:font-size="36pt" style:font-size-asian="18pt" style:font-size-complex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ff" fo:font-size="96pt" style:font-size-asian="18pt" style:font-size-complex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0000ff" fo:font-size="36pt" style:font-size-asian="18pt" style:font-size-complex="18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0000" fo:font-size="36pt" style:font-size-asian="18pt" style:font-size-complex="18pt"/>
    </style:style>
    <style:style style:name="P18" style:family="paragraph">
      <loext:graphic-properties draw:fill="none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none"/>
      <style:text-properties fo:color="#0000ff" fo:font-size="36pt" style:font-size-asian="18pt" style:font-size-complex="18pt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color="#ff0000" fo:font-size="96pt" style:font-size-asian="18pt" style:font-size-complex="18pt"/>
    </style:style>
    <style:style style:name="T2" style:family="text">
      <style:text-properties fo:font-size="66pt" style:font-size-asian="18pt" style:font-size-complex="18pt"/>
    </style:style>
    <style:style style:name="T3" style:family="text">
      <style:text-properties fo:font-size="54pt" style:font-size-asian="18pt" style:font-size-complex="18pt"/>
    </style:style>
    <style:style style:name="T4" style:family="text">
      <style:text-properties fo:color="#ff0000" fo:font-size="44pt" style:font-size-asian="18pt" style:font-size-complex="18pt"/>
    </style:style>
    <style:style style:name="T5" style:family="text">
      <style:text-properties fo:color="#0000ff" fo:font-size="44pt" style:font-size-asian="18pt" style:font-size-complex="18pt"/>
    </style:style>
    <style:style style:name="T6" style:family="text">
      <style:text-properties fo:color="#0000ff" fo:font-size="36pt" style:font-size-asian="18pt" style:font-size-complex="18pt"/>
    </style:style>
    <style:style style:name="T7" style:family="text">
      <style:text-properties fo:color="#0000ff" fo:font-size="96pt" style:font-size-asian="18pt" style:font-size-complex="18pt"/>
    </style:style>
    <style:style style:name="T8" style:family="text">
      <style:text-properties fo:color="#ff0000" fo:font-size="36pt" style:font-size-asian="18pt" style:font-size-complex="18pt"/>
    </style:style>
    <style:style style:name="T9" style:family="text">
      <style:text-properties fo:color="#ffffff" fo:font-size="36pt" style:font-size-asian="18pt" style:font-size-complex="18pt"/>
    </style:style>
    <style:style style:name="T10" style:family="text">
      <style:text-properties fo:color="#0000ff" style:text-line-through-style="solid" style:text-line-through-type="double" fo:font-size="36pt" style:font-size-asian="18pt" style:font-size-complex="18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meth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ometh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ss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pare(123, 0x348...32889, 89)<text:line-break/>means<text:line-break/>“I think, at height 123, 0x348...32889 is the chain.”<text:line-break/>“By the way, 2/3 says they think so at height 89”<text:line-break/></text:p>
              </text:list-item>
              <text:list-item>
                <text:p>Commit(123, 0x324...32889)<text:line-break/>means<text:line-break/>“I bet so because 2/3 says they think so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reaucra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asper contract performs bureaucratic checks.</text:p>
              </text:list-item>
              <text:list-item>
                <text:p>[i] Casper contract ignores a commit message of a hash that is not prepared yet.</text:p>
              </text:list-item>
              <text:list-item>
                <text:p>[ii] Casper contract ignores a prepare message whose view src is not -1 but has no supporting preparation in the view src.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you break either, you’ll lose your deposit.</text:p>
              </text:list-item>
              <text:list-item>
                <text:p>A validator shalt not publish two or more nonidentical Prepares for same epoch.</text:p>
              </text:list-item>
              <text:list-item>
                <text:p>A validator shalt not publish a Commit between the epochs of a Prepare stat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5" draw:layer="layout" svg:width="3.556cm" svg:height="4.572cm" svg:x="11.43cm" svg:y="7.366cm">
          <draw:text-box>
            <text:p text:style-name="P4"><text:span text:style-name="T1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8" draw:text-style-name="P8" draw:layer="layout" svg:width="24.638cm" svg:height="2.54cm" svg:x="1.016cm" svg:y="10.922cm">
          <draw:text-box>
            <text:p text:style-name="P4"><text:span text:style-name="T4">Not on the same chain</text:span></text:p>
          </draw:text-box>
        </draw:frame>
        <draw:frame draw:style-name="gr9" draw:text-style-name="P10" draw:layer="layout" svg:width="10.922cm" svg:height="2.224cm" svg:x="0cm" svg:y="5.396cm">
          <draw:text-box>
            <text:p text:style-name="P9"><text:span text:style-name="T5">Committed</text:span></text:p>
          </draw:text-box>
        </draw:frame>
        <draw:frame draw:style-name="gr10" draw:text-style-name="P11" draw:layer="layout" svg:width="12.192cm" svg:height="2.681cm" svg:x="15.748cm" svg:y="5.447cm">
          <draw:text-box>
            <text:p><text:span text:style-name="T5">Commit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5" draw:layer="layout" svg:width="3.556cm" svg:height="4.572cm" svg:x="11.43cm" svg:y="7.366cm">
          <draw:text-box>
            <text:p text:style-name="P4"><text:span text:style-name="T1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8" draw:text-style-name="P8" draw:layer="layout" svg:width="24.638cm" svg:height="2.54cm" svg:x="1.016cm" svg:y="10.922cm">
          <draw:text-box>
            <text:p text:style-name="P4"><text:span text:style-name="T4">Not on the same chain</text:span></text:p>
          </draw:text-box>
        </draw:frame>
        <draw:frame draw:style-name="gr11" draw:text-style-name="P13" draw:layer="layout" svg:width="10.922cm" svg:height="3.079cm" svg:x="0cm" svg:y="4.064cm">
          <draw:text-box>
            <text:p text:style-name="P12"><text:span text:style-name="T6">2/3 </text:span><text:span text:style-name="T6"><text:a xlink:href="mailto:commit@v1" xlink:type="simple">commit@v1</text:a></text:span></text:p>
            <text:p text:style-name="P12"><text:span text:style-name="T6">2/3 prepare@v1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0.922cm">
          <draw:text-box>
            <text:p text:style-name="P4"><text:span text:style-name="T6">Not on the same chain</text:span></text:p>
          </draw:text-box>
        </draw:frame>
        <draw:frame draw:style-name="gr11" draw:text-style-name="P13" draw:layer="layout" svg:width="10.922cm" svg:height="3.079cm" svg:x="0cm" svg:y="4.064cm">
          <draw:text-box>
            <text:p text:style-name="P12"><text:span text:style-name="T6">2/3 </text:span><text:span text:style-name="T6"><text:a xlink:href="mailto:commit@v1" xlink:type="simple">commit@v1</text:a></text:span></text:p>
            <text:p text:style-name="P12"><text:span text:style-name="T6">2/3 prepare@v1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7" draw:layer="layout" svg:width="24.638cm" svg:height="1.665cm" svg:x="1.016cm" svg:y="12.954cm">
          <draw:text-box>
            <text:p text:style-name="P4"><text:span text:style-name="T8">v1 ≤ v2 <text:s/>or <text:s/>v1 ≥ v2 (or bot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0.922cm">
          <draw:text-box>
            <text:p text:style-name="P4"><text:span text:style-name="T6">Not on the same chain</text:span></text:p>
          </draw:text-box>
        </draw:frame>
        <draw:frame draw:style-name="gr11" draw:text-style-name="P13" draw:layer="layout" svg:width="10.922cm" svg:height="3.079cm" svg:x="0cm" svg:y="4.064cm">
          <draw:text-box>
            <text:p text:style-name="P12"><text:span text:style-name="T6">2/3 </text:span><text:span text:style-name="T6"><text:a xlink:href="mailto:commit@v1" xlink:type="simple">commit@v1</text:a></text:span></text:p>
            <text:p text:style-name="P12"><text:span text:style-name="T6">2/3 prepare@v1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7" draw:layer="layout" svg:width="24.638cm" svg:height="1.665cm" svg:x="1.016cm" svg:y="12.954cm">
          <draw:text-box>
            <text:p text:style-name="P4"><text:span text:style-name="T8">v1 ≥ v2 <text:s/></text:span><text:span text:style-name="T9">or <text:s/>v1 ≥ v2 (or both)</text:span></text:p>
          </draw:text-box>
        </draw:frame>
        <draw:custom-shape draw:style-name="gr13" draw:text-style-name="P3" draw:layer="layout" svg:width="10.414cm" svg:height="3.048cm" svg:x="14.986cm" svg:y="12.446cm">
          <text:p text:style-name="P3">Without loss of generality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1.035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4.478cm" svg:height="4.493cm" svg:x="0cm" svg:y="4.064cm">
          <draw:text-box>
            <text:p text:style-name="P12"><text:span text:style-name="T10">2/3 </text:span><text:span text:style-name="T10"><text:a xlink:href="mailto:commit@v1" xlink:type="simple">commit@v1</text:a></text:span></text:p>
            <text:p text:style-name="P12"><text:span text:style-name="T6">2/3 </text:span><text:span text:style-name="T6"><text:a xlink:href="mailto:prepare@v1" xlink:type="simple">prepare@v1</text:a></text:span><text:span text:style-name="T6">=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6" draw:layer="layout" svg:width="24.638cm" svg:height="1.665cm" svg:x="1.016cm" svg:y="12.954cm">
          <draw:text-box>
            <text:p text:style-name="P4"><text:span text:style-name="T6">v1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1.035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6" draw:layer="layout" svg:width="24.638cm" svg:height="1.665cm" svg:x="1.016cm" svg:y="12.954cm">
          <draw:text-box>
            <text:p text:style-name="P4"><text:span text:style-name="T6">n ≥ 0</text:span></text:p>
          </draw:text-box>
        </draw:frame>
        <draw:custom-shape draw:style-name="gr13" draw:text-style-name="P3" draw:layer="layout" svg:width="10.414cm" svg:height="3.048cm" svg:x="20.066cm" svg:y="12.446cm">
          <text:p text:style-name="P3">Mathematical induction!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1.035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6" draw:layer="layout" svg:width="24.638cm" svg:height="1.665cm" svg:x="1.016cm" svg:y="12.954cm">
          <draw:text-box>
            <text:p text:style-name="P4"><text:span text:style-name="T6">n ≥ 0</text:span></text:p>
          </draw:text-box>
        </draw:frame>
        <draw:custom-shape draw:style-name="gr13" draw:text-style-name="P3" draw:layer="layout" svg:width="10.414cm" svg:height="3.048cm" svg:x="20.066cm" svg:y="12.446cm">
          <text:p text:style-name="P3">Case n = 0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1.035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6" draw:layer="layout" svg:width="24.638cm" svg:height="1.665cm" svg:x="1.016cm" svg:y="12.954cm">
          <draw:text-box>
            <text:p text:style-name="P4"><text:span text:style-name="T6">n ≥ 0</text:span></text:p>
          </draw:text-box>
        </draw:frame>
        <draw:custom-shape draw:style-name="gr13" draw:text-style-name="P3" draw:layer="layout" svg:width="10.414cm" svg:height="3.048cm" svg:x="20.066cm" svg:y="12.446cm">
          <text:p text:style-name="P3">Case n = 0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1.035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presentation:style-name="pr5" draw:text-style-name="P18" draw:layer="layout" svg:width="28.029cm" svg:height="2.766cm" svg:x="-0.029cm" svg:y="13.744cm">
          <draw:text-box>
            <text:list text:style-name="L2">
              <text:list-item>
                <text:p>A validator shalt not publish two or more nonidentical Prepares for same epo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1.016cm" svg:y="11.035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’</text:span></text:p>
          </draw:text-box>
        </draw:frame>
        <draw:frame draw:style-name="gr12" draw:text-style-name="P16" draw:layer="layout" svg:width="24.638cm" svg:height="1.665cm" svg:x="1.016cm" svg:y="12.954cm">
          <draw:text-box>
            <text:p text:style-name="P4"><text:span text:style-name="T6">n ≥ 0</text:span></text:p>
          </draw:text-box>
        </draw:frame>
        <draw:custom-shape draw:style-name="gr13" draw:text-style-name="P19" draw:layer="layout" svg:width="10.414cm" svg:height="3.048cm" svg:x="20.066cm" svg:y="12.446cm">
          <text:p text:style-name="P3"><text:span text:style-name="T11">Case n = n’+1</text:span><text:span text:style-name="T11"><text:line-break/></text:span><text:span text:style-name="T11">assuming the Case n’</text:span>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10.16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-3.048cm" svg:y="10.668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 + n</text:span></text:p>
          </draw:text-box>
        </draw:frame>
        <draw:frame draw:style-name="gr11" draw:text-style-name="P14" draw:layer="layout" svg:width="12.192cm" svg:height="3.079cm" svg:x="16.002cm" svg:y="6.096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custom-shape draw:style-name="gr13" draw:text-style-name="P19" draw:layer="layout" svg:width="10.414cm" svg:height="3.048cm" svg:x="20.066cm" svg:y="12.446cm">
          <text:p text:style-name="P3"><text:span text:style-name="T11">Case n = n’+1</text:span><text:span text:style-name="T11"><text:line-break/></text:span><text:span text:style-name="T11">assuming the Case n’ or below</text:span>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6" draw:layer="layout" svg:width="24.638cm" svg:height="1.665cm" svg:x="1.016cm" svg:y="12.955cm">
          <draw:text-box>
            <text:p text:style-name="P4"><text:span text:style-name="T6">n ≥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10.16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6" draw:layer="layout" svg:width="24.638cm" svg:height="1.665cm" svg:x="-3.048cm" svg:y="10.668cm">
          <draw:text-box>
            <text:p text:style-name="P4"><text:span text:style-name="T6">Not on the same chain</text:span></text:p>
          </draw:text-box>
        </draw:frame>
        <draw:frame draw:style-name="gr14" draw:text-style-name="P13" draw:layer="layout" svg:width="16.764cm" svg:height="4.493cm" svg:x="0cm" svg:y="5.667cm">
          <draw:text-box>
            <text:p text:style-name="P12"><text:span text:style-name="T6">2/3 prepare@(v2 + n, v_src)</text:span></text:p>
          </draw:text-box>
        </draw:frame>
        <draw:frame draw:style-name="gr11" draw:text-style-name="P14" draw:layer="layout" svg:width="12.192cm" svg:height="3.079cm" svg:x="16.002cm" svg:y="6.096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custom-shape draw:style-name="gr13" draw:text-style-name="P19" draw:layer="layout" svg:width="10.414cm" svg:height="3.048cm" svg:x="20.066cm" svg:y="12.446cm">
          <text:p text:style-name="P3"><text:span text:style-name="T11">Case n = n’+1</text:span><text:span text:style-name="T11"><text:line-break/></text:span><text:span text:style-name="T11">assuming the Case n’ or below</text:span>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6" draw:layer="layout" svg:width="24.638cm" svg:height="1.665cm" svg:x="1.016cm" svg:y="12.955cm">
          <draw:text-box>
            <text:p text:style-name="P4"><text:span text:style-name="T6">n ≥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10.16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4" draw:text-style-name="P13" draw:layer="layout" svg:width="16.764cm" svg:height="4.493cm" svg:x="0cm" svg:y="5.667cm">
          <draw:text-box>
            <text:p text:style-name="P12"><text:span text:style-name="T6">2/3 prepare@(v2 + n, v_src)</text:span></text:p>
          </draw:text-box>
        </draw:frame>
        <draw:frame draw:style-name="gr11" draw:text-style-name="P14" draw:layer="layout" svg:width="12.192cm" svg:height="3.079cm" svg:x="16.002cm" svg:y="6.096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6" draw:layer="layout" svg:width="24.638cm" svg:height="1.665cm" svg:x="0.254cm" svg:y="4.318cm">
          <draw:text-box>
            <text:p text:style-name="P4"><text:span text:style-name="T6">n ≥ 1</text:span></text:p>
          </draw:text-box>
        </draw:frame>
        <draw:custom-shape draw:style-name="gr2" draw:text-style-name="P3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6.764cm" svg:height="4.493cm" svg:x="0cm" svg:y="11.668cm">
          <draw:text-box>
            <text:p text:style-name="P12"><text:span text:style-name="T6">2/3 prepare@v_src</text:span></text:p>
          </draw:text-box>
        </draw:frame>
        <draw:line draw:style-name="gr15" draw:text-style-name="P3" draw:layer="layout" svg:x1="8.89cm" svg:y1="10.668cm" svg:x2="8.89cm" svg:y2="13.367cm">
          <text:p/>
        </draw:line>
        <draw:frame draw:style-name="gr16" draw:text-style-name="P20" draw:layer="layout" svg:width="15.348cm" svg:height="3.079cm" svg:x="13.1cm" svg:y="14.573cm">
          <draw:text-box>
            <text:p><text:span text:style-name="T6">v_src &lt; v2 or v_src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10.16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4" draw:text-style-name="P13" draw:layer="layout" svg:width="16.764cm" svg:height="4.493cm" svg:x="0cm" svg:y="5.667cm">
          <draw:text-box>
            <text:p text:style-name="P12"><text:span text:style-name="T6">2/3 prepare@(v2 + n, v_src)</text:span></text:p>
          </draw:text-box>
        </draw:frame>
        <draw:frame draw:style-name="gr11" draw:text-style-name="P14" draw:layer="layout" svg:width="12.192cm" svg:height="3.079cm" svg:x="16.002cm" svg:y="6.096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6" draw:layer="layout" svg:width="24.638cm" svg:height="1.665cm" svg:x="0.254cm" svg:y="4.318cm">
          <draw:text-box>
            <text:p text:style-name="P4"><text:span text:style-name="T6">n ≥ 1</text:span></text:p>
          </draw:text-box>
        </draw:frame>
        <draw:custom-shape draw:style-name="gr2" draw:text-style-name="P3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6.764cm" svg:height="4.493cm" svg:x="0cm" svg:y="11.668cm">
          <draw:text-box>
            <text:p text:style-name="P12"><text:span text:style-name="T6">2/3 prepare@v_src</text:span></text:p>
          </draw:text-box>
        </draw:frame>
        <draw:line draw:style-name="gr15" draw:text-style-name="P3" draw:layer="layout" svg:x1="8.89cm" svg:y1="10.668cm" svg:x2="8.89cm" svg:y2="13.367cm">
          <text:p/>
        </draw:line>
        <draw:frame draw:style-name="gr16" draw:text-style-name="P20" draw:layer="layout" svg:width="15.348cm" svg:height="3.079cm" svg:x="13.1cm" svg:y="14.573cm">
          <draw:text-box>
            <text:p><text:span text:style-name="T6">v_src &lt; v2</text:span></text:p>
          </draw:text-box>
        </draw:frame>
        <draw:custom-shape draw:style-name="gr17" draw:text-style-name="P19" draw:layer="layout" svg:width="6.858cm" svg:height="2.953cm" svg:x="20.574cm" svg:y="14.573cm">
          <text:p text:style-name="P3"><text:span text:style-name="T11">Case Left</text:span></text:p>
          <draw:enhanced-geometry svg:viewBox="0 0 21600 21600" draw:text-areas="800 800 20800 20800" draw:type="round-rectangular-callout" draw:modifiers="-4855.98483743986 8350.44008124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10.16cm">
          <text:p/>
        </draw:line>
        <draw:frame draw:style-name="gr5" draw:text-style-name="P15" draw:layer="layout" svg:width="3.556cm" svg:height="4.572cm" svg:x="11.43cm" svg:y="7.366cm">
          <draw:text-box>
            <text:p text:style-name="P4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4" draw:text-style-name="P13" draw:layer="layout" svg:width="16.764cm" svg:height="4.493cm" svg:x="0cm" svg:y="5.667cm">
          <draw:text-box>
            <text:p text:style-name="P12"><text:span text:style-name="T6">2/3 prepare@(v2 + n, v_src)</text:span></text:p>
          </draw:text-box>
        </draw:frame>
        <draw:frame draw:style-name="gr11" draw:text-style-name="P14" draw:layer="layout" svg:width="12.192cm" svg:height="3.079cm" svg:x="16.002cm" svg:y="6.096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6" draw:layer="layout" svg:width="24.638cm" svg:height="1.665cm" svg:x="0.254cm" svg:y="4.318cm">
          <draw:text-box>
            <text:p text:style-name="P4"><text:span text:style-name="T6">n ≥ 1</text:span></text:p>
          </draw:text-box>
        </draw:frame>
        <draw:custom-shape draw:style-name="gr2" draw:text-style-name="P3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6.764cm" svg:height="4.493cm" svg:x="0cm" svg:y="11.668cm">
          <draw:text-box>
            <text:p text:style-name="P12"><text:span text:style-name="T6">2/3 prepare@v_src</text:span></text:p>
          </draw:text-box>
        </draw:frame>
        <draw:line draw:style-name="gr15" draw:text-style-name="P3" draw:layer="layout" svg:x1="8.89cm" svg:y1="10.668cm" svg:x2="8.89cm" svg:y2="13.367cm">
          <text:p/>
        </draw:line>
        <draw:frame draw:style-name="gr16" draw:text-style-name="P20" draw:layer="layout" svg:width="15.348cm" svg:height="3.079cm" svg:x="13.1cm" svg:y="14.573cm">
          <draw:text-box>
            <text:p><text:span text:style-name="T6">v_src &lt; v2</text:span></text:p>
          </draw:text-box>
        </draw:frame>
        <draw:custom-shape draw:style-name="gr17" draw:text-style-name="P19" draw:layer="layout" svg:width="6.858cm" svg:height="2.953cm" svg:x="20.574cm" svg:y="14.573cm">
          <text:p text:style-name="P3"><text:span text:style-name="T11">Case Left</text:span></text:p>
          <draw:enhanced-geometry svg:viewBox="0 0 21600 21600" draw:text-areas="800 800 20800 20800" draw:type="round-rectangular-callout" draw:modifiers="-4855.98483743986 8350.44008124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21" draw:layer="layout" svg:width="27.026cm" svg:height="2.766cm" svg:x="0.974cm" svg:y="9.144cm">
          <draw:text-box>
            <text:list text:style-name="L2">
              <text:list-item>
                <text:p>A validator shalt not publish a Commit between the epochs of a Prepare stat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ynamic validator s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ont-set and back-set</text:p>
          </draw:text-box>
        </draw:frame>
        <draw:custom-shape draw:style-name="gr18" draw:text-style-name="P22" draw:layer="layout" svg:width="4.572cm" svg:height="6.604cm" svg:x="7.112cm" svg:y="4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778cm" svg:height="1.778cm" svg:x="16.764cm" svg:y="5.5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778cm" svg:height="1.778cm" svg:x="16.764cm" svg:y="7.8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778cm" svg:height="1.778cm" svg:x="16.764cm" svg:y="10.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778cm" svg:height="1.778cm" svg:x="16.764cm" svg:y="12.4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778cm" svg:height="1.778cm" svg:x="16.764cm" svg:y="14.7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778cm" svg:height="1.778cm" svg:x="16.764cm" svg:y="17.018cm">
          <text:p/>
          <draw:enhanced-geometry svg:viewBox="0 0 21600 21600" draw:type="rectangle" draw:enhanced-path="M 0 0 L 21600 0 21600 21600 0 21600 0 0 Z N"/>
        </draw:custom-shape>
        <draw:line draw:style-name="gr20" draw:text-style-name="P22" draw:layer="layout" svg:x1="17.78cm" svg:y1="7.366cm" svg:x2="17.78cm" svg:y2="7.874cm">
          <text:p/>
        </draw:line>
        <draw:line draw:style-name="gr20" draw:text-style-name="P22" draw:layer="layout" svg:x1="17.78cm" svg:y1="9.666cm" svg:x2="17.78cm" svg:y2="10.174cm">
          <text:p/>
        </draw:line>
        <draw:line draw:style-name="gr20" draw:text-style-name="P22" draw:layer="layout" svg:x1="17.78cm" svg:y1="11.966cm" svg:x2="17.78cm" svg:y2="12.474cm">
          <text:p/>
        </draw:line>
        <draw:line draw:style-name="gr20" draw:text-style-name="P22" draw:layer="layout" svg:x1="17.78cm" svg:y1="14.224cm" svg:x2="17.78cm" svg:y2="14.732cm">
          <text:p/>
        </draw:line>
        <draw:line draw:style-name="gr20" draw:text-style-name="P22" draw:layer="layout" svg:x1="17.78cm" svg:y1="16.51cm" svg:x2="17.78cm" svg:y2="17.018cm">
          <text:p/>
        </draw:line>
        <draw:g>
          <draw:path draw:style-name="gr20" draw:text-style-name="P22" draw:layer="layout" svg:width="2.293cm" svg:height="2.657cm" draw:transform="rotate (-2.81608874809285) translate (17.050446138006cm 8.07099615394498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20" draw:text-style-name="P22" draw:layer="layout" svg:width="2.293cm" svg:height="2.657cm" draw:transform="rotate (-0.325329372571743) translate (14.8765488648181cm 8.63536426873768cm)" svg:viewBox="0 0 2294 2658" svg:d="M2294 2641c-228 59-470-43-634-190-143-129-197-325-244-506-47-186-103-370-167-550-65-180-140-356-217-533-72-166-160-324-222-495-65-181-217-371-436-367l-176 23-165 55-33 11">
            <text:p/>
          </draw:path>
          <draw:path draw:style-name="gr20" draw:text-style-name="P22" draw:layer="layout" svg:width="2.293cm" svg:height="2.657cm" draw:transform="rotate (-2.81608874809285) translate (17.050446138006cm 8.07099615394498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20" draw:text-style-name="P22" draw:layer="layout" svg:width="2.293cm" svg:height="2.657cm" draw:transform="rotate (-0.325329372571743) translate (14.8765488648181cm 8.63536426873768cm)" svg:viewBox="0 0 2294 2658" svg:d="M2294 2641c-228 59-470-43-634-190-143-129-197-325-244-506-47-186-103-370-167-550-65-180-140-356-217-533-72-166-160-324-222-495-65-181-217-371-436-367l-176 23-165 55-33 11">
            <text:p/>
          </draw:path>
        </draw:g>
        <draw:g>
          <draw:path draw:style-name="gr20" draw:text-style-name="P22" draw:layer="layout" svg:width="2.293cm" svg:height="2.657cm" draw:transform="rotate (-2.81608874809285) translate (16.934446138006cm 14.995996153945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20" draw:text-style-name="P22" draw:layer="layout" svg:width="2.293cm" svg:height="2.657cm" draw:transform="rotate (-0.325329372571743) translate (14.7605488648181cm 15.5603642687377cm)" svg:viewBox="0 0 2294 2658" svg:d="M2294 2641c-228 59-470-43-634-190-143-129-197-325-244-506-47-186-103-370-167-550-65-180-140-356-217-533-72-166-160-324-222-495-65-181-217-371-436-367l-176 23-165 55-33 11">
            <text:p/>
          </draw:path>
          <draw:path draw:style-name="gr20" draw:text-style-name="P22" draw:layer="layout" svg:width="2.293cm" svg:height="2.657cm" draw:transform="rotate (-2.81608874809285) translate (16.934446138006cm 14.995996153945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20" draw:text-style-name="P22" draw:layer="layout" svg:width="2.293cm" svg:height="2.657cm" draw:transform="rotate (-0.325329372571743) translate (14.7605488648181cm 15.5603642687377cm)" svg:viewBox="0 0 2294 2658" svg:d="M2294 2641c-228 59-470-43-634-190-143-129-197-325-244-506-47-186-103-370-167-550-65-180-140-356-217-533-72-166-160-324-222-495-65-181-217-371-436-367l-176 23-165 55-33 11">
            <text:p/>
          </draw:path>
        </draw:g>
        <draw:custom-shape draw:style-name="gr21" draw:text-style-name="P22" draw:layer="layout" svg:width="4.572cm" svg:height="6.604cm" svg:x="6.0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draw:layer="layout" svg:width="4.572cm" svg:height="6.604cm" svg:x="6.097cm" svg:y="12.5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layer="layout" svg:width="4.572cm" svg:height="6.604cm" svg:x="5.334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07:56.916076816</meta:creation-date>
    <dc:date>2017-10-04T15:48:51.147629653</dc:date>
    <meta:editing-duration>PT18H11M43S</meta:editing-duration>
    <meta:editing-cycles>46</meta:editing-cycles>
    <meta:generator>LibreOffice/5.3.1.2$Linux_X86_64 LibreOffice_project/30m0$Build-2</meta:generator>
    <meta:document-statistic meta:object-count="285"/>
  </office:meta>
</office:document-meta>
</file>